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209in"/>
    </style:style>
    <style:style style:name="co2" style:family="table-column">
      <style:table-column-properties fo:break-before="auto" style:column-width="0.6126in"/>
    </style:style>
    <style:style style:name="co3" style:family="table-column">
      <style:table-column-properties fo:break-before="auto" style:column-width="0.6902in"/>
    </style:style>
    <style:style style:name="co4" style:family="table-column">
      <style:table-column-properties fo:break-before="auto" style:column-width="0.2709in"/>
    </style:style>
    <style:style style:name="co5" style:family="table-column">
      <style:table-column-properties fo:break-before="auto" style:column-width="0.7984in"/>
    </style:style>
    <style:style style:name="co6" style:family="table-column">
      <style:table-column-properties fo:break-before="auto" style:column-width="0.8925in"/>
    </style:style>
    <style:style style:name="co7" style:family="table-column">
      <style:table-column-properties fo:break-before="auto" style:column-width="1.2016in"/>
    </style:style>
    <style:style style:name="co8" style:family="table-column">
      <style:table-column-properties fo:break-before="auto" style:column-width="1.3646in"/>
    </style:style>
    <style:style style:name="ro1" style:family="table-row">
      <style:table-row-properties style:row-height="0.1665in" fo:break-before="auto" style:use-optimal-row-height="true"/>
    </style:style>
    <style:style style:name="ro2" style:family="table-row">
      <style:table-row-properties style:row-height="0.169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number-columns-repeated="2" table:default-cell-style-name="Default"/>
        <table:table-column table:style-name="co8" table:default-cell-style-name="Default"/>
        <table:table-column table:style-name="co6" table:number-columns-repeated="2" table:default-cell-style-name="Default"/>
        <table:table-row table:style-name="ro1">
          <table:table-cell/>
          <table:table-cell office:value-type="string">
            <text:p>3x3</text:p>
          </table:table-cell>
          <table:table-cell office:value-type="string">
            <text:p>5x5</text:p>
          </table:table-cell>
          <table:table-cell office:value-type="string">
            <text:p>7x7</text:p>
          </table:table-cell>
          <table:table-cell/>
          <table:table-cell office:value-type="string">
            <text:p>Threads</text:p>
          </table:table-cell>
          <table:table-cell office:value-type="string">
            <text:p>Parallel YX</text:p>
          </table:table-cell>
          <table:table-cell office:value-type="string">
            <text:p>Parallel XY</text:p>
          </table:table-cell>
          <table:table-cell office:value-type="string">
            <text:p>Parallel Coalesced</text:p>
          </table:table-cell>
          <table:table-cell office:value-type="string">
            <text:p>Speedup YX</text:p>
          </table:table-cell>
          <table:table-cell office:value-type="string">
            <text:p>Speedup XY</text:p>
          </table:table-cell>
          <table:table-cell office:value-type="string">
            <text:p>Speedup Coalesced</text:p>
          </table:table-cell>
          <table:table-cell table:number-columns-repeated="2"/>
        </table:table-row>
        <table:table-row table:style-name="ro2">
          <table:table-cell office:value-type="string">
            <text:p>serial xy</text:p>
          </table:table-cell>
          <table:table-cell office:value-type="float" office:value="5.34919">
            <text:p>5.34919</text:p>
          </table:table-cell>
          <table:table-cell office:value-type="float" office:value="9.421887">
            <text:p>9.421887</text:p>
          </table:table-cell>
          <table:table-cell office:value-type="float" office:value="16.121111">
            <text:p>16.121111</text:p>
          </table:table-cell>
          <table:table-cell/>
          <table:table-cell office:value-type="float" office:value="1">
            <text:p>1</text:p>
          </table:table-cell>
          <table:table-cell office:value-type="float" office:value="8.227065">
            <text:p>8.227065</text:p>
          </table:table-cell>
          <table:table-cell office:value-type="float" office:value="9.550686">
            <text:p>9.550686</text:p>
          </table:table-cell>
          <table:table-cell office:value-type="float" office:value="10.281318">
            <text:p>10.281318</text:p>
          </table:table-cell>
          <table:table-cell table:number-columns-repeated="3"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string">
            <text:p>serial yx</text:p>
          </table:table-cell>
          <table:table-cell office:value-type="float" office:value="3.22957">
            <text:p>3.22957</text:p>
          </table:table-cell>
          <table:table-cell office:value-type="float" office:value="8.284881">
            <text:p>8.284881</text:p>
          </table:table-cell>
          <table:table-cell office:value-type="float" office:value="14.42932">
            <text:p>14.42932</text:p>
          </table:table-cell>
          <table:table-cell/>
          <table:table-cell office:value-type="float" office:value="2">
            <text:p>2</text:p>
          </table:table-cell>
          <table:table-cell office:value-type="float" office:value="4.133234">
            <text:p>4.133234</text:p>
          </table:table-cell>
          <table:table-cell office:value-type="float" office:value="5.061566">
            <text:p>5.061566</text:p>
          </table:table-cell>
          <table:table-cell office:value-type="float" office:value="6.237788">
            <text:p>6.237788</text:p>
          </table:table-cell>
          <table:table-cell table:formula="of:=8.227065/[.G3]" office:value-type="float" office:value="1.9904667870244">
            <text:p>1.990466787</text:p>
          </table:table-cell>
          <table:table-cell table:formula="of:=9.550686/[.H3]" office:value-type="float" office:value="1.88690338128555">
            <text:p>1.8869033813</text:p>
          </table:table-cell>
          <table:table-cell table:formula="of:=10.281318/[.I3]" office:value-type="float" office:value="1.64823139228201">
            <text:p>1.648231392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4">
            <text:p>4</text:p>
          </table:table-cell>
          <table:table-cell office:value-type="float" office:value="2.073598">
            <text:p>2.073598</text:p>
          </table:table-cell>
          <table:table-cell office:value-type="float" office:value="2.493918">
            <text:p>2.493918</text:p>
          </table:table-cell>
          <table:table-cell office:value-type="float" office:value="4.714329">
            <text:p>4.714329</text:p>
          </table:table-cell>
          <table:table-cell table:formula="of:=8.227065/[.G4]" office:value-type="float" office:value="3.96753131513437">
            <text:p>3.9675313151</text:p>
          </table:table-cell>
          <table:table-cell table:formula="of:=9.550686/[.H4]" office:value-type="float" office:value="3.82959102905549">
            <text:p>3.8295910291</text:p>
          </table:table-cell>
          <table:table-cell table:formula="of:=10.281318/[.I4]" office:value-type="float" office:value="2.18086561205211">
            <text:p>2.1808656121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8">
            <text:p>8</text:p>
          </table:table-cell>
          <table:table-cell office:value-type="float" office:value="1.103232">
            <text:p>1.103232</text:p>
          </table:table-cell>
          <table:table-cell office:value-type="float" office:value="1.41592">
            <text:p>1.41592</text:p>
          </table:table-cell>
          <table:table-cell office:value-type="float" office:value="3.108786">
            <text:p>3.108786</text:p>
          </table:table-cell>
          <table:table-cell table:formula="of:=8.227065/[.G5]" office:value-type="float" office:value="7.45723927514793">
            <text:p>7.4572392751</text:p>
          </table:table-cell>
          <table:table-cell table:formula="of:=9.550686/[.H5]" office:value-type="float" office:value="6.74521583140291">
            <text:p>6.7452158314</text:p>
          </table:table-cell>
          <table:table-cell table:formula="of:=10.281318/[.I5]" office:value-type="float" office:value="3.30718100248779">
            <text:p>3.3071810025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16">
            <text:p>16</text:p>
          </table:table-cell>
          <table:table-cell office:value-type="float" office:value="1.054796">
            <text:p>1.054796</text:p>
          </table:table-cell>
          <table:table-cell office:value-type="float" office:value="1.361147">
            <text:p>1.361147</text:p>
          </table:table-cell>
          <table:table-cell office:value-type="float" office:value="3.1316">
            <text:p>3.1316</text:p>
          </table:table-cell>
          <table:table-cell table:formula="of:=8.227065/[.G6]" office:value-type="float" office:value="7.79967406019742">
            <text:p>7.7996740602</text:p>
          </table:table-cell>
          <table:table-cell table:formula="of:=9.550686/[.H6]" office:value-type="float" office:value="7.01664552028547">
            <text:p>7.0166455203</text:p>
          </table:table-cell>
          <table:table-cell table:formula="of:=10.281318/[.I6]" office:value-type="float" office:value="3.28308787840082">
            <text:p>3.2830878784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32">
            <text:p>32</text:p>
          </table:table-cell>
          <table:table-cell office:value-type="float" office:value="1.030089">
            <text:p>1.030089</text:p>
          </table:table-cell>
          <table:table-cell office:value-type="float" office:value="1.318758">
            <text:p>1.318758</text:p>
          </table:table-cell>
          <table:table-cell office:value-type="float" office:value="3.128326">
            <text:p>3.128326</text:p>
          </table:table-cell>
          <table:table-cell table:formula="of:=8.227065/[.G7]" office:value-type="float" office:value="7.98675163019894">
            <text:p>7.9867516302</text:p>
          </table:table-cell>
          <table:table-cell table:formula="of:=9.550686/[.H7]" office:value-type="float" office:value="7.24218241709245">
            <text:p>7.2421824171</text:p>
          </table:table-cell>
          <table:table-cell table:formula="of:=10.281318/[.I7]" office:value-type="float" office:value="3.28652384693923">
            <text:p>3.2865238469</text:p>
          </table:table-cell>
          <table:table-cell table:number-columns-repeated="2"/>
        </table:table-row>
        <table:table-row table:style-name="ro1" table:number-rows-repeated="3">
          <table:table-cell table:number-columns-repeated="14"/>
        </table:table-row>
        <table:table-row table:style-name="ro1">
          <table:table-cell table:number-columns-repeated="13"/>
          <table:table-cell>
            <draw:frame table:end-cell-address="Sheet1.U32" table:end-x="0.3224in" table:end-y="0.074in" draw:z-index="1" draw:style-name="gr1" draw:text-style-name="P1" svg:width="6.3004in" svg:height="3.5421in" svg:x="0.2453in" svg:y="0.0189in">
              <draw:object draw:notify-on-update-of-ranges="Sheet1.F2:Sheet1.F5 Sheet1.J1:Sheet1.J1 Sheet1.J2:Sheet1.J5 Sheet1.F2:Sheet1.F5 Sheet1.K1:Sheet1.K1 Sheet1.K2:Sheet1.K5 Sheet1.F2:Sheet1.F5 Sheet1.L1:Sheet1.L1 Sheet1.L2:Sheet1.L5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 table:number-columns-repeated="6"/>
          <table:table-cell>
            <draw:frame table:end-cell-address="Sheet1.N34" table:end-x="0.1209in" table:end-y="0.0185in" draw:z-index="0" draw:style-name="gr1" draw:text-style-name="P1" svg:width="6.3004in" svg:height="3.5421in" svg:x="0.7287in" svg:y="0.1291in">
              <draw:object draw:notify-on-update-of-ranges="Sheet1.J1:Sheet1.J1 Sheet1.F2:Sheet1.F7 Sheet1.J1:Sheet1.J1 Sheet1.J1:Sheet1.J1 Sheet1.J2:Sheet1.J7 Sheet1.K1:Sheet1.K1 Sheet1.F2:Sheet1.F7 Sheet1.L1:Sheet1.L1 Sheet1.L2:Sheet1.L7 Sheet1.K1:Sheet1.K1 Sheet1.K2:Sheet1.K7 Sheet1.L1:Sheet1.L1 Sheet1.L2:Sheet1.L7 Sheet1.F2:Sheet1.F7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7"/>
        </table:table-row>
      </table:table>
      <table:table table:name="Sheet2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20">02/20/2013</text:date>, <text:time>21:18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jun Saini</meta:initial-creator>
    <meta:creation-date>2013-02-20T18:41:36</meta:creation-date>
    <dc:date>2013-02-20T21:18:11</dc:date>
    <dc:creator>Arjun Saini</dc:creator>
    <meta:editing-duration>PT24M43S</meta:editing-duration>
    <meta:editing-cycles>3</meta:editing-cycles>
    <meta:generator>OpenOffice.org/3.4.1$Unix OpenOffice.org_project/341m1$Build-9593</meta:generator>
    <meta:document-statistic meta:table-count="3" meta:cell-count="6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1" chart:maximum="40" chart:interval-minor-divisor="1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04cm" svg:height="8.998cm" xlink:href=".." xlink:type="simple" chart:class="chart:scatter" chart:column-mapping="2 1 2" chart:style-name="ch1">
        <chart:title svg:x="4.67cm" svg:y="0.314cm" chart:style-name="ch2">
          <text:p>Speedup vs Number of Threads</text:p>
        </chart:title>
        <chart:legend chart:legend-position="end" svg:x="12.079cm" svg:y="3.706cm" style:legend-expansion="high" chart:style-name="ch3"/>
        <chart:plot-area chart:style-name="ch4" table:cell-range-address="Sheet1.J1:Sheet1.L7 Sheet1.F2:Sheet1.F7" chart:data-source-has-labels="row" svg:x="1.315cm" svg:y="1.64cm" svg:width="10.124cm" svg:height="6.214cm">
          <chartooo:coordinate-region svg:x="1.763cm" svg:y="1.838cm" svg:width="9.676cm" svg:height="5.372cm"/>
          <chart:axis chart:dimension="x" chart:name="primary-x" chart:style-name="ch5">
            <chart:title svg:x="4.951cm" svg:y="8.033cm" chart:style-name="ch6">
              <text:p>Number of Threads</text:p>
            </chart:title>
            <chart:grid chart:style-name="ch7" chart:class="major"/>
          </chart:axis>
          <chart:axis chart:dimension="y" chart:name="primary-y" chart:style-name="ch8">
            <chart:title svg:x="0.451cm" svg:y="5.946cm" chart:style-name="ch9">
              <text:p>Speedup (Ti/Tp)</text:p>
            </chart:title>
            <chart:grid chart:style-name="ch7" chart:class="major"/>
          </chart:axis>
          <chart:series chart:style-name="ch10" chart:values-cell-range-address="Sheet1.J2:Sheet1.J7" chart:label-cell-address="Sheet1.J1:Sheet1.J1" chart:class="chart:scatter">
            <chart:domain table:cell-range-address="Sheet1.F2:Sheet1.F7"/>
            <chart:data-point chart:repeated="6"/>
          </chart:series>
          <chart:series chart:style-name="ch11" chart:values-cell-range-address="Sheet1.K2:Sheet1.K7" chart:label-cell-address="Sheet1.K1:Sheet1.K1" chart:class="chart:scatter">
            <chart:data-point chart:repeated="6"/>
          </chart:series>
          <chart:series chart:style-name="ch12" chart:values-cell-range-address="Sheet1.L2:Sheet1.L7" chart:label-cell-address="Sheet1.L1:Sheet1.L1" chart:class="chart:scatte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Speedup YX</text:p>
                <draw:g>
                  <svg:desc>Sheet1.J1:Sheet1.J1</svg:desc>
                </draw:g>
              </table:table-cell>
              <table:table-cell office:value-type="string">
                <text:p>Speedup XY</text:p>
                <draw:g>
                  <svg:desc>Sheet1.K1:Sheet1.K1</svg:desc>
                </draw:g>
              </table:table-cell>
              <table:table-cell office:value-type="string">
                <text:p>Speedup Coalesced</text:p>
                <draw:g>
                  <svg:desc>Sheet1.L1:Sheet1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F2:Sheet1.F7</svg:desc>
                </draw:g>
              </table:table-cell>
              <table:table-cell office:value-type="float" office:value="1">
                <text:p>1</text:p>
                <draw:g>
                  <svg:desc>Sheet1.J2:Sheet1.J7</svg:desc>
                </draw:g>
              </table:table-cell>
              <table:table-cell office:value-type="float" office:value="1">
                <text:p>1</text:p>
                <draw:g>
                  <svg:desc>Sheet1.K2:Sheet1.K7</svg:desc>
                </draw:g>
              </table:table-cell>
              <table:table-cell office:value-type="float" office:value="1">
                <text:p>1</text:p>
                <draw:g>
                  <svg:desc>Sheet1.L2:Sheet1.L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9904667870244">
                <text:p>1.9904667870244</text:p>
              </table:table-cell>
              <table:table-cell office:value-type="float" office:value="1.88690338128555">
                <text:p>1.88690338128555</text:p>
              </table:table-cell>
              <table:table-cell office:value-type="float" office:value="1.64823139228201">
                <text:p>1.648231392282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3.96753131513437">
                <text:p>3.96753131513437</text:p>
              </table:table-cell>
              <table:table-cell office:value-type="float" office:value="3.82959102905549">
                <text:p>3.82959102905549</text:p>
              </table:table-cell>
              <table:table-cell office:value-type="float" office:value="2.18086561205211">
                <text:p>2.180865612052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7.45723927514793">
                <text:p>7.45723927514793</text:p>
              </table:table-cell>
              <table:table-cell office:value-type="float" office:value="6.74521583140291">
                <text:p>6.74521583140291</text:p>
              </table:table-cell>
              <table:table-cell office:value-type="float" office:value="3.30718100248779">
                <text:p>3.3071810024877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7.79967406019742">
                <text:p>7.79967406019742</text:p>
              </table:table-cell>
              <table:table-cell office:value-type="float" office:value="7.01664552028547">
                <text:p>7.01664552028547</text:p>
              </table:table-cell>
              <table:table-cell office:value-type="float" office:value="3.28308787840082">
                <text:p>3.2830878784008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7.98675163019894">
                <text:p>7.98675163019894</text:p>
              </table:table-cell>
              <table:table-cell office:value-type="float" office:value="7.24218241709245">
                <text:p>7.24218241709245</text:p>
              </table:table-cell>
              <table:table-cell office:value-type="float" office:value="3.28652384693923">
                <text:p>3.2865238469392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Unix OpenOffice.org_project/341m1$Build-959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04cm" svg:height="8.998cm" xlink:href=".." xlink:type="simple" chart:class="chart:scatter" chart:style-name="ch1">
        <chart:title svg:x="4.67cm" svg:y="0.314cm" chart:style-name="ch2">
          <text:p>Speedup vs Number of Threads</text:p>
        </chart:title>
        <chart:legend chart:legend-position="end" svg:x="12.079cm" svg:y="3.706cm" style:legend-expansion="high" chart:style-name="ch3"/>
        <chart:plot-area chart:style-name="ch4" table:cell-range-address="Sheet1.F2:Sheet1.F5 Sheet1.J1:Sheet1.L5" chart:data-source-has-labels="row" svg:x="1.315cm" svg:y="1.64cm" svg:width="10.124cm" svg:height="6.214cm">
          <chartooo:coordinate-region svg:x="1.763cm" svg:y="1.838cm" svg:width="9.576cm" svg:height="5.372cm"/>
          <chart:axis chart:dimension="x" chart:name="primary-x" chart:style-name="ch5">
            <chart:title svg:x="4.951cm" svg:y="8.033cm" chart:style-name="ch6">
              <text:p>Number of Threads</text:p>
            </chart:title>
            <chart:grid chart:style-name="ch7" chart:class="major"/>
          </chart:axis>
          <chart:axis chart:dimension="y" chart:name="primary-y" chart:style-name="ch8">
            <chart:title svg:x="0.451cm" svg:y="5.946cm" chart:style-name="ch9">
              <text:p>Speedup (Ti/Tp)</text:p>
            </chart:title>
            <chart:grid chart:style-name="ch7" chart:class="major"/>
          </chart:axis>
          <chart:series chart:style-name="ch10" chart:values-cell-range-address="Sheet1.J2:Sheet1.J5" chart:label-cell-address="Sheet1.J1:Sheet1.J1" chart:class="chart:scatter">
            <chart:domain table:cell-range-address="Sheet1.F2:Sheet1.F5"/>
            <chart:data-point chart:repeated="4"/>
          </chart:series>
          <chart:series chart:style-name="ch11" chart:values-cell-range-address="Sheet1.K2:Sheet1.K5" chart:label-cell-address="Sheet1.K1:Sheet1.K1" chart:class="chart:scatter">
            <chart:data-point chart:repeated="4"/>
          </chart:series>
          <chart:series chart:style-name="ch12" chart:values-cell-range-address="Sheet1.L2:Sheet1.L5" chart:label-cell-address="Sheet1.L1:Sheet1.L1" chart:class="chart:scatter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Speedup YX</text:p>
                <draw:g>
                  <svg:desc>Sheet1.J1:Sheet1.J1</svg:desc>
                </draw:g>
              </table:table-cell>
              <table:table-cell office:value-type="string">
                <text:p>Speedup XY</text:p>
                <draw:g>
                  <svg:desc>Sheet1.K1:Sheet1.K1</svg:desc>
                </draw:g>
              </table:table-cell>
              <table:table-cell office:value-type="string">
                <text:p>Speedup Coalesced</text:p>
                <draw:g>
                  <svg:desc>Sheet1.L1:Sheet1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F2:Sheet1.F5</svg:desc>
                </draw:g>
              </table:table-cell>
              <table:table-cell office:value-type="float" office:value="1">
                <text:p>1</text:p>
                <draw:g>
                  <svg:desc>Sheet1.J2:Sheet1.J5</svg:desc>
                </draw:g>
              </table:table-cell>
              <table:table-cell office:value-type="float" office:value="1">
                <text:p>1</text:p>
                <draw:g>
                  <svg:desc>Sheet1.K2:Sheet1.K5</svg:desc>
                </draw:g>
              </table:table-cell>
              <table:table-cell office:value-type="float" office:value="1">
                <text:p>1</text:p>
                <draw:g>
                  <svg:desc>Sheet1.L2:Sheet1.L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9904667870244">
                <text:p>1.9904667870244</text:p>
              </table:table-cell>
              <table:table-cell office:value-type="float" office:value="1.88690338128555">
                <text:p>1.88690338128555</text:p>
              </table:table-cell>
              <table:table-cell office:value-type="float" office:value="1.64823139228201">
                <text:p>1.648231392282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3.96753131513437">
                <text:p>3.96753131513437</text:p>
              </table:table-cell>
              <table:table-cell office:value-type="float" office:value="3.82959102905549">
                <text:p>3.82959102905549</text:p>
              </table:table-cell>
              <table:table-cell office:value-type="float" office:value="2.18086561205211">
                <text:p>2.180865612052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7.45723927514793">
                <text:p>7.45723927514793</text:p>
              </table:table-cell>
              <table:table-cell office:value-type="float" office:value="6.74521583140291">
                <text:p>6.74521583140291</text:p>
              </table:table-cell>
              <table:table-cell office:value-type="float" office:value="3.30718100248779">
                <text:p>3.3071810024877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Unix OpenOffice.org_project/341m1$Build-959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